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3.44cm" fo:margin-right="0cm" fo:text-align="justify" style:justify-single-word="false" fo:text-indent="-3.466cm" style:auto-text-indent="false">
        <style:tab-stops/>
      </style:paragraph-properties>
    </style:style>
    <style:style style:name="P16" style:family="paragraph" style:parent-style-name="Standard">
      <style:paragraph-properties fo:margin-left="-0.026cm" fo:margin-right="0cm" fo:text-align="justify" style:justify-single-word="false" fo:text-indent="0cm" style:auto-text-indent="false">
        <style:tab-stops/>
      </style:paragraph-properties>
    </style:style>
    <style:style style:name="P17" style:family="paragraph" style:parent-style-name="Standard">
      <style:paragraph-properties fo:text-align="justify" style:justify-single-word="false"/>
    </style:style>
    <style:style style:name="P18" style:family="paragraph" style:parent-style-name="Standard" style:list-style-name="L2">
      <style:paragraph-properties fo:text-align="justify" style:justify-single-word="false">
        <style:tab-stops>
          <style:tab-stop style:position="4.738cm"/>
          <style:tab-stop style:position="5.052cm"/>
        </style:tab-stops>
      </style:paragraph-properties>
    </style:style>
    <style:style style:name="P19" style:family="paragraph" style:parent-style-name="Standard" style:list-style-name="L2">
      <style:paragraph-properties fo:text-align="justify" style:justify-single-word="false">
        <style:tab-stops>
          <style:tab-stop style:position="4.738cm"/>
        </style:tab-stops>
      </style:paragraph-properties>
    </style:style>
    <style:style style:name="P20" style:family="paragraph" style:parent-style-name="Standard">
      <style:paragraph-properties fo:text-align="start" style:justify-single-word="false" style:snap-to-layout-grid="false"/>
    </style:style>
    <style:style style:name="P21"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22" style:family="paragraph" style:parent-style-name="Standard" style:master-page-name="First_20_Page">
      <style:paragraph-properties style:page-number="1"/>
    </style:style>
    <style:style style:name="P23" style:family="paragraph" style:parent-style-name="Standard">
      <style:paragraph-properties fo:margin-left="3.44cm" fo:margin-right="0cm" fo:text-align="justify" style:justify-single-word="false" fo:text-indent="-3.466cm" style:auto-text-indent="false">
        <style:tab-stops/>
      </style:paragraph-properties>
    </style:style>
    <style:style style:name="P24" style:family="paragraph" style:parent-style-name="Standard">
      <style:paragraph-properties fo:margin-left="-0.026cm" fo:margin-right="0cm" fo:text-align="justify" style:justify-single-word="false" fo:text-indent="0cm" style:auto-text-indent="false">
        <style:tab-stops/>
      </style:paragraph-properties>
    </style:style>
    <style:style style:name="P25" style:family="paragraph" style:parent-style-name="Heading_20_1">
      <style:paragraph-properties fo:break-before="page"/>
    </style:style>
    <style:style style:name="P26" style:family="paragraph" style:parent-style-name="Heading_20_2">
      <style:paragraph-properties fo:text-align="justify" style:justify-single-word="false"/>
    </style:style>
    <style:style style:name="P27"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8"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RS232-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20.05.2010</text:modification-date></text:p>
      <text:p text:style-name="P13"><text:span text:style-name="T3">Quelle</text:span><text:tab/>Dokumente → 04_Test → 04.01_Testspezifikation</text:p>
      <text:p text:style-name="P13"><text:span text:style-name="T3">Autoren</text:span><text:tab/>Icken, Jan-Christopher</text:p>
      <text:p text:style-name="P13"><text:span text:style-name="T3">Version</text:span><text:tab/><text:reference-mark-start text:name="Version"/><text:span text:style-name="Version_20_Char">0.1</text:span><text:reference-mark-end text:name="Version"/></text:p>
      <text:p text:style-name="P13"><text:span text:style-name="T3">Status</text:span><text:tab/>In Bearbeitung</text:p>
      <text:p text:style-name="P13"/>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0">
            <text:p text:style-name="P20">19.05.2010</text:p>
          </table:table-cell>
          <table:table-cell table:style-name="Tabelle1.A2" office:value-type="float" office:value="0">
            <text:p text:style-name="P8">Icken, Jan-Christopher</text:p>
          </table:table-cell>
          <table:table-cell table:style-name="Tabelle1.D2" office:value-type="float" office:value="0">
            <text:p text:style-name="P8">Initialisierung der Testspezifikatio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7">1 <text:s/>Historie<text:tab/>2</text:p>
          <text:p text:style-name="P27">2 <text:s/>Inhaltsverzeichnis<text:tab/>3</text:p>
          <text:p text:style-name="P27">3 <text:s/>Identifikation des Testobjekts<text:tab/>5</text:p>
          <text:p text:style-name="P27">4 <text:s/>Testziele<text:tab/>6</text:p>
          <text:p text:style-name="P27">5 <text:s/>Testfall 1 „RS232_Lok_1_Fahrbefehle“<text:tab/>7</text:p>
          <text:p text:style-name="P28">5.1 <text:s/>Identifikation des Testobjektes<text:tab/>7</text:p>
          <text:p text:style-name="P28">5.2 <text:s/>Test-Identifikation<text:tab/>7</text:p>
          <text:p text:style-name="P28">5.3 <text:s/>Testfallbeschreibung<text:tab/>7</text:p>
          <text:p text:style-name="P28">5.4 <text:s/>Testskript <text:tab/>7</text:p>
          <text:p text:style-name="P28">5.5 <text:s/>Testreferenz<text:tab/>7</text:p>
          <text:p text:style-name="P28">5.6 <text:s/>Test-Protokoll<text:tab/>7</text:p>
          <text:p text:style-name="P27">6 <text:s/>Testfall 2 „RS232_Lok_2_Fahrbefehle“<text:tab/>8</text:p>
          <text:p text:style-name="P28">6.1 <text:s/>Identifikation des Testobjektes<text:tab/>8</text:p>
          <text:p text:style-name="P28">6.2 <text:s/>Test-Identifikation<text:tab/>8</text:p>
          <text:p text:style-name="P28">6.3 <text:s/>Testfallbeschreibung<text:tab/>8</text:p>
          <text:p text:style-name="P28">6.4 <text:s/>Testskript <text:tab/>8</text:p>
          <text:p text:style-name="P28">6.5 <text:s/>Testreferenz<text:tab/>8</text:p>
          <text:p text:style-name="P28">6.6 <text:s/>Test-Protokoll<text:tab/>8</text:p>
          <text:p text:style-name="P27">7 <text:s/>Testfall 3 „RS232_Weichenbefehle“<text:tab/>9</text:p>
          <text:p text:style-name="P28">7.1 <text:s/>Identifikation des Testobjektes<text:tab/>9</text:p>
          <text:p text:style-name="P28">7.2 <text:s/>Test-Identifikation<text:tab/>9</text:p>
          <text:p text:style-name="P28">7.3 <text:s/>Testfallbeschreibung<text:tab/>9</text:p>
          <text:p text:style-name="P28">7.4 <text:s/>Testskript<text:tab/>9</text:p>
          <text:p text:style-name="P28">7.5 <text:s/>Testreferenz<text:tab/>9</text:p>
          <text:p text:style-name="P28">7.6 <text:s/>Test-Protokoll<text:tab/>9</text:p>
          <text:p text:style-name="P27">8 <text:s/>Testfall 4 „RS232_Entkopplerbefehle“<text:tab/>10</text:p>
          <text:p text:style-name="P28">8.1 <text:s/>Test-Identifikation<text:tab/>10</text:p>
          <text:p text:style-name="P28">8.2 <text:s/>Testfallbeschreibung<text:tab/>10</text:p>
          <text:p text:style-name="P28">8.3 <text:s/>Testskript<text:tab/>10</text:p>
          <text:p text:style-name="P28"><text:soft-page-break/>8.4 <text:s/>Testreferenz<text:tab/>10</text:p>
          <text:p text:style-name="P28">8.5 <text:s/>Test-Protokoll<text:tab/>10</text:p>
          <text:p text:style-name="P27">9 <text:s/>Auswertung<text:tab/>11</text:p>
        </text:index-body>
      </text:table-of-content>
      <text:p text:style-name="P10"/>
      <text:h text:style-name="Heading_20_1" text:outline-level="1"><text:s/>Identifikation des Testobjekts</text:h>
      <text:p text:style-name="P11">Es wird der Programmcode zum Softwaremodul „RS232Treiber“ getestet:</text:p>
      <text:list xml:id="list23418074" text:style-name="L2">
        <text:list-item>
          <text:p text:style-name="P18">RS232Treiber.c<text:tab/>(Version X, <text:span text:style-name="T4">Repository</text:span>-Nr. 195)</text:p>
        </text:list-item>
        <text:list-item>
          <text:p text:style-name="P19">RS232Treiber.h<text:tab/>(Version X, <text:span text:style-name="T4">Repository</text:span>-Nr. 195)</text:p>
        </text:list-item>
      </text:list>
      <text:p text:style-name="P21">Um den korrekten Versand der Nachrichten an die Strecke zu testen, wird das über die RS232-Schnittstelle angeschlossene Lenz-Modul LI101f benötigt.</text:p>
      <text:p text:style-name="P11"/>
      <text:p text:style-name="P11"/>
      <text:h text:style-name="P25" text:outline-level="1"><text:s/>Testziele</text:h>
      <text:p text:style-name="P11">Der Test des Software-Moduls 'RS232-Treiber' soll sicherstellen, dass ein Aufruf der externen Schnittstelle 'workRS232()' im Shared Memory liegende Fahranweisungen korrekt uebersetzt und an das Lenz Interface LI101f weiterleitet. Dies dient dem Gesamtziel, die Fahraufgabe gemäß Pflichtenheft (Kapitel 6) auszuführen.</text:p>
      <text:h text:style-name="Heading_20_1" text:outline-level="1"><text:s/>Testfall 1 „RS232_Lok_1_Fahrbefehle“</text:h>
      <text:h text:style-name="Heading_20_2" text:outline-level="2"><text:s/>Identifikation des Testobjektes</text:h>
      <text:p text:style-name="P11">siehe Kapitel 3</text:p>
      <text:p text:style-name="P11"/>
      <text:h text:style-name="P26" text:outline-level="2"><text:s/>Test-Identifikation</text:h>
      <text:p text:style-name="P15">Testname:<text:tab/>Test_RS232_Lok_1_Fahrbefehle</text:p>
      <text:p text:style-name="P16">Verzeichnisse</text:p>
      <text:p text:style-name="P15">Testskripts:<text:tab/>Google Code → Dokumente → 04_Tests → 04.02_Testskript → RS232_Lok_1_Fahrbefehle</text:p>
      <text:p text:style-name="P15">Testprotokolle:<text:tab/>Google Code → Dokumente → 04_Tests → 04.03_Testprotokolle → RSR232_Lok_1_Fahrbefehle</text:p>
      <text:h text:style-name="Heading_20_2" text:outline-level="2"><text:s/>Testfallbeschreibung</text:h>
      <text:h text:style-name="P26" text:outline-level="2"><text:s/>Testskript </text:h>
      <text:h text:style-name="P26" text:outline-level="2"><text:s/>Testreferenz</text:h>
      <text:h text:style-name="P26" text:outline-level="2"><text:s/>Test-Protokoll</text:h>
      <text:p text:style-name="P11"/>
      <text:h text:style-name="P25" text:outline-level="1"><text:s/>Testfall 2 „RS232_Lok_2_Fahrbefehle“</text:h>
      <text:h text:style-name="Heading_20_2" text:outline-level="2"><text:s/>Identifikation des Testobjektes</text:h>
      <text:p text:style-name="P11">siehe Kapitel 3</text:p>
      <text:p text:style-name="P11"/>
      <text:h text:style-name="P26" text:outline-level="2"><text:s/>Test-Identifikation</text:h>
      <text:p text:style-name="P15">Testname:<text:tab/>Test_RS232_Lok_2_Fahrbefehle</text:p>
      <text:p text:style-name="P16">Verzeichnisse</text:p>
      <text:p text:style-name="P15">Testskripts:<text:tab/>Google Code → Dokumente → 04_Tests → 04.02_Testskript → RS232_Lok_2_Fahrbefehle</text:p>
      <text:p text:style-name="P15">Testprotokolle:<text:tab/>Google Code → Dokumente → 04_Tests → 04.03_Testprotokolle → RSR232_Lok_2_Fahrbefehle</text:p>
      <text:p text:style-name="P15"/>
      <text:h text:style-name="Heading_20_2" text:outline-level="2"><text:s/>Testfallbeschreibung</text:h>
      <text:h text:style-name="P26" text:outline-level="2"><text:s/>Testskript </text:h>
      <text:h text:style-name="P26" text:outline-level="2"><text:s/>Testreferenz</text:h>
      <text:h text:style-name="P26" text:outline-level="2"><text:s/>Test-Protokoll</text:h>
      <text:h text:style-name="Heading_20_1" text:outline-level="1"><text:s/>Testfall 3 „RS232_Weichenbefehle“</text:h>
      <text:h text:style-name="Heading_20_2" text:outline-level="2"><text:s/>Identifikation des Testobjektes</text:h>
      <text:p text:style-name="P11">siehe Kapitel 3</text:p>
      <text:p text:style-name="P11"/>
      <text:h text:style-name="P26" text:outline-level="2"><text:s/>Test-Identifikation</text:h>
      <text:p text:style-name="P15">Testname:<text:tab/>Test_RS232_Weichenbefehle</text:p>
      <text:p text:style-name="P16">Verzeichnisse</text:p>
      <text:p text:style-name="P15">Testskripts:<text:tab/>Google Code → Dokumente → 04_Tests → 04.02_Testskript → RS232_Weichenbefehle</text:p>
      <text:p text:style-name="P15">Testprotokolle:<text:tab/>Google Code → Dokumente → 04_Tests → 04.03_Testprotokolle → RSR232_Weichenbefehle</text:p>
      <text:p text:style-name="P15"/>
      <text:h text:style-name="Heading_20_2" text:outline-level="2"><text:s/>Testfallbeschreibung</text:h>
      <text:h text:style-name="P26" text:outline-level="2"><text:s/>Testskript</text:h>
      <text:h text:style-name="P26" text:outline-level="2"><text:s/>Testreferenz</text:h>
      <text:h text:style-name="P26" text:outline-level="2"><text:s/>Test-Protokoll</text:h>
      <text:p text:style-name="P11"/>
      <text:h text:style-name="Heading_20_1" text:outline-level="1"><text:s/>Testfall 4 „RS232_Entkopplerbefehle“</text:h>
      <text:p text:style-name="Standard">Identifikation des Testobjektes</text:p>
      <text:p text:style-name="P11">siehe Kapitel 3</text:p>
      <text:p text:style-name="P11"/>
      <text:h text:style-name="P26" text:outline-level="2"><text:s/>Test-Identifikation</text:h>
      <text:p text:style-name="P15">Testname:<text:tab/>Test_RS232_Entkopplerbefehle</text:p>
      <text:p text:style-name="P16">Verzeichnisse</text:p>
      <text:p text:style-name="P15">Testskripts:<text:tab/>Google Code → Dokumente → 04_Tests → 04.02_Testskript → RS232_Entkopplerbefehle</text:p>
      <text:p text:style-name="P15">Testprotokolle:<text:tab/>Google Code → Dokumente → 04_Tests → 04.03_Testprotokolle → RSR232_Entkopplerbefehle</text:p>
      <text:p text:style-name="P15"/>
      <text:h text:style-name="Heading_20_2" text:outline-level="2"><text:s/>Testfallbeschreibung</text:h>
      <text:h text:style-name="P26" text:outline-level="2"><text:s/>Testskript</text:h>
      <text:h text:style-name="P26" text:outline-level="2"><text:s/>Testreferenz</text:h>
      <text:h text:style-name="P26" text:outline-level="2"><text:s/>Test-Protokoll</text:h>
      <text:p text:style-name="P11"/>
      <text:h text:style-name="Heading_20_1"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RS232-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0"><draw:text-box><text:p text:style-name="MP5"><text:s/></text:p><text:p text:style-name="MP5"/></draw:text-box></draw:frame></text:p>
      </style:header>
      <style:footer>
        <text:p text:style-name="Footer"><draw:frame draw:style-name="Mfr1" draw:name="Rahmen8" text:anchor-type="char" svg:x="0cm" svg:y="27.303cm" svg:width="17.701cm" svg:height="0.4cm" draw:z-index="17"><draw:text-box><text:p text:style-name="MP6"/></draw:text-box></draw:frame><text:tab/>Version <text:span text:style-name="MT1"><text:reference-ref text:reference-format="text" text:ref-name="Version">0.1</text:reference-ref></text:span> vom <text:modification-date style:data-style-name="N36">20.05.2010</text:modification-date><text:tab/>Seite <text:page-number text:select-page="current">11</text:page-number>/<text:page-count style:num-format="1">11</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RS232-Treiber</text:reference-ref></text:span><draw:frame draw:style-name="Mfr1" draw:name="Rahmen11" text:anchor-type="char" svg:x="0cm" svg:y="4.501cm" svg:width="17.701cm" svg:height="0.4cm" draw:z-index="20"><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1"><draw:text-box><text:p text:style-name="MP6"/></draw:text-box></draw:frame><text:tab/>Version <text:span text:style-name="MT1"><text:reference-ref text:reference-format="text" text:ref-name="Version">0.1</text:reference-ref></text:span> vom <text:modification-date style:data-style-name="N36">20.05.2010</text:modification-date><text:tab/>Seite <text:page-number text:select-page="current">11</text:page-number>/<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Modul-Design</dc:title>
    <dc:subject>Sichere Eisenbahnsteuerung</dc:subject>
    <meta:initial-creator>Norman Nieß</meta:initial-creator>
    <meta:creation-date>2010-04-21T17:30:24.76</meta:creation-date>
    <meta:editing-cycles>31</meta:editing-cycles>
    <meta:editing-duration>PT08H37M54S</meta:editing-duration>
    <dc:date>2010-05-20T03:44:21.76</dc:date>
    <meta:document-statistic meta:table-count="2" meta:image-count="0" meta:object-count="0" meta:page-count="11" meta:paragraph-count="112" meta:word-count="450" meta:character-count="3752"/>
    <meta:user-defined meta:name="Info 1"/>
    <meta:user-defined meta:name="Info 2"/>
    <meta:user-defined meta:name="Info 3"/>
    <meta:user-defined meta:name="Info 4"/>
  </office:meta>
</office:document-meta>
</file>